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39c" officeooo:paragraph-rsid="0013c39c"/>
    </style:style>
    <style:style style:name="T1" style:family="text">
      <style:text-properties officeooo:rsid="0013c9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<text:span text:style-name="T1">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20:12:04.860334815</meta:creation-date>
    <dc:date>2021-01-13T20:24:49.912504687</dc:date>
    <meta:editing-duration>PT12M4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